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unknown">
            <text:p>unknown</text:p>
          </table:table-cell>
          <table:table-cell office:value-type="float" office:value="45.87">
            <text:p>45.87</text:p>
          </table:table-cell>
          <table:table-cell office:value-type="float" office:value="-61.74">
            <text:p>-61.74</text:p>
          </table:table-cell>
          <table:table-cell office:value-type="float" office:value="4257.0">
            <text:p>4257.0</text:p>
          </table:table-cell>
          <table:table-cell office:value-type="float" office:value="196.0">
            <text:p>196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-39.5">
            <text:p>-39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Kranck1972,VacchiEtal2018">
            <text:p>Kranck1972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unknown">
            <text:p>unknown</text:p>
          </table:table-cell>
          <table:table-cell office:value-type="float" office:value="45.87">
            <text:p>45.87</text:p>
          </table:table-cell>
          <table:table-cell office:value-type="float" office:value="-61.74">
            <text:p>-61.74</text:p>
          </table:table-cell>
          <table:table-cell office:value-type="float" office:value="4675.0">
            <text:p>4675.0</text:p>
          </table:table-cell>
          <table:table-cell office:value-type="float" office:value="187.0">
            <text:p>187.0</text:p>
          </table:table-cell>
          <table:table-cell office:value-type="string" office:value="oysters">
            <text:p>oyster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Kranck1972,VacchiEtal2018">
            <text:p>Kranck1972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S-185">
            <text:p>S-185</text:p>
          </table:table-cell>
          <table:table-cell office:value-type="float" office:value="46.0">
            <text:p>46.0</text:p>
          </table:table-cell>
          <table:table-cell office:value-type="float" office:value="-62.61">
            <text:p>-62.61</text:p>
          </table:table-cell>
          <table:table-cell office:value-type="float" office:value="7640.0">
            <text:p>7640.0</text:p>
          </table:table-cell>
          <table:table-cell office:value-type="float" office:value="112.0">
            <text:p>112.0</text:p>
          </table:table-cell>
          <table:table-cell office:value-type="string" office:value="crassostrea virginica">
            <text:p>crassostrea virgin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-37.0">
            <text:p>-37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cCallumWittenberg1965,VacchiEtal2018">
            <text:p>McCallumWittenberg1965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unknown">
            <text:p>unknown</text:p>
          </table:table-cell>
          <table:table-cell office:value-type="float" office:value="45.87">
            <text:p>45.87</text:p>
          </table:table-cell>
          <table:table-cell office:value-type="float" office:value="-61.74">
            <text:p>-61.74</text:p>
          </table:table-cell>
          <table:table-cell office:value-type="float" office:value="4997.0">
            <text:p>4997.0</text:p>
          </table:table-cell>
          <table:table-cell office:value-type="float" office:value="139.0">
            <text:p>139.0</text:p>
          </table:table-cell>
          <table:table-cell office:value-type="string" office:value="oysters">
            <text:p>oysters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Kranck1972,VacchiEtal2018">
            <text:p>Kranck1972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7537">
            <text:p>GX-7537</text:p>
          </table:table-cell>
          <table:table-cell office:value-type="float" office:value="46.0">
            <text:p>46.0</text:p>
          </table:table-cell>
          <table:table-cell office:value-type="float" office:value="-63.76">
            <text:p>-63.76</text:p>
          </table:table-cell>
          <table:table-cell office:value-type="float" office:value="4320.0">
            <text:p>432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2.1">
            <text:p>-12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cottEtal1987,VacchiEtal2018">
            <text:p>ScottEtal1987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unknown">
            <text:p>unknown</text:p>
          </table:table-cell>
          <table:table-cell office:value-type="float" office:value="45.93">
            <text:p>45.93</text:p>
          </table:table-cell>
          <table:table-cell office:value-type="float" office:value="-61.81">
            <text:p>-61.81</text:p>
          </table:table-cell>
          <table:table-cell office:value-type="float" office:value="7615.0">
            <text:p>7615.0</text:p>
          </table:table-cell>
          <table:table-cell office:value-type="float" office:value="149.0">
            <text:p>149.0</text:p>
          </table:table-cell>
          <table:table-cell office:value-type="string" office:value="crassostrea virginica">
            <text:p>crassostrea virgin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-41.5">
            <text:p>-41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Kranck1972,VacchiEtal2018">
            <text:p>Kranck1972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unknown">
            <text:p>unknown</text:p>
          </table:table-cell>
          <table:table-cell office:value-type="float" office:value="45.87">
            <text:p>45.87</text:p>
          </table:table-cell>
          <table:table-cell office:value-type="float" office:value="-61.74">
            <text:p>-61.74</text:p>
          </table:table-cell>
          <table:table-cell office:value-type="float" office:value="5245.0">
            <text:p>5245.0</text:p>
          </table:table-cell>
          <table:table-cell office:value-type="float" office:value="126.0">
            <text:p>12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-16.1">
            <text:p>-16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Kranck1972,VacchiEtal2018">
            <text:p>Kranck1972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1598">
            <text:p>GX-1598</text:p>
          </table:table-cell>
          <table:table-cell office:value-type="float" office:value="46.21">
            <text:p>46.21</text:p>
          </table:table-cell>
          <table:table-cell office:value-type="float" office:value="-61.75">
            <text:p>-61.75</text:p>
          </table:table-cell>
          <table:table-cell office:value-type="float" office:value="6410.0">
            <text:p>6410.0</text:p>
          </table:table-cell>
          <table:table-cell office:value-type="float" office:value="334.0">
            <text:p>334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-54.5">
            <text:p>-54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Kranck1972,VacchiEtal2018">
            <text:p>Kranck1972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1603">
            <text:p>GX-1603</text:p>
          </table:table-cell>
          <table:table-cell office:value-type="float" office:value="45.93">
            <text:p>45.93</text:p>
          </table:table-cell>
          <table:table-cell office:value-type="float" office:value="-63.35">
            <text:p>-63.35</text:p>
          </table:table-cell>
          <table:table-cell office:value-type="float" office:value="5825.0">
            <text:p>5825.0</text:p>
          </table:table-cell>
          <table:table-cell office:value-type="float" office:value="294.0">
            <text:p>294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-21.5">
            <text:p>-21.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Kranck1972,VacchiEtal2018">
            <text:p>Kranck1972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1604">
            <text:p>GX-1604</text:p>
          </table:table-cell>
          <table:table-cell office:value-type="float" office:value="45.9">
            <text:p>45.9</text:p>
          </table:table-cell>
          <table:table-cell office:value-type="float" office:value="-62.37">
            <text:p>-62.37</text:p>
          </table:table-cell>
          <table:table-cell office:value-type="float" office:value="10980.0">
            <text:p>10980.0</text:p>
          </table:table-cell>
          <table:table-cell office:value-type="float" office:value="284.0">
            <text:p>284.0</text:p>
          </table:table-cell>
          <table:table-cell office:value-type="string" office:value="astarte undata, arctica islandica">
            <text:p>astarte undata, arctica island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-34.5">
            <text:p>-34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Kranck1972,VacchiEtal2018">
            <text:p>Kranck1972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7536">
            <text:p>GX-7536</text:p>
          </table:table-cell>
          <table:table-cell office:value-type="float" office:value="45.89">
            <text:p>45.89</text:p>
          </table:table-cell>
          <table:table-cell office:value-type="float" office:value="-63.64">
            <text:p>-63.64</text:p>
          </table:table-cell>
          <table:table-cell office:value-type="float" office:value="4010.0">
            <text:p>401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.2">
            <text:p>-11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cottEtal1987,VacchiEtal2018">
            <text:p>ScottEtal1987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SC-101">
            <text:p>GSC-101</text:p>
          </table:table-cell>
          <table:table-cell office:value-type="float" office:value="46.86">
            <text:p>46.86</text:p>
          </table:table-cell>
          <table:table-cell office:value-type="float" office:value="-64.23">
            <text:p>-64.23</text:p>
          </table:table-cell>
          <table:table-cell office:value-type="float" office:value="12800.0">
            <text:p>12800.0</text:p>
          </table:table-cell>
          <table:table-cell office:value-type="float" office:value="99.0">
            <text:p>99.0</text:p>
          </table:table-cell>
          <table:table-cell office:value-type="string" office:value="mya pseudoarenaria">
            <text:p>mya pseudo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I(GSC)-23">
            <text:p>I(GSC)-23</text:p>
          </table:table-cell>
          <table:table-cell office:value-type="float" office:value="45.98">
            <text:p>45.98</text:p>
          </table:table-cell>
          <table:table-cell office:value-type="float" office:value="-62.87">
            <text:p>-62.87</text:p>
          </table:table-cell>
          <table:table-cell office:value-type="float" office:value="915.0">
            <text:p>915.0</text:p>
          </table:table-cell>
          <table:table-cell office:value-type="float" office:value="45.0">
            <text:p>45.0</text:p>
          </table:table-cell>
          <table:table-cell office:value-type="string" office:value="tree">
            <text:p>tre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WaltonEtal1961,VacchiEtal2018">
            <text:p>WaltonEtal196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5698">
            <text:p>GX-5698</text:p>
          </table:table-cell>
          <table:table-cell office:value-type="float" office:value="46.43">
            <text:p>46.43</text:p>
          </table:table-cell>
          <table:table-cell office:value-type="float" office:value="-62.87">
            <text:p>-62.87</text:p>
          </table:table-cell>
          <table:table-cell office:value-type="float" office:value="1670.0">
            <text:p>167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cottEtal1981,VacchiEtal2018">
            <text:p>ScottEtal198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5702">
            <text:p>GX-5702</text:p>
          </table:table-cell>
          <table:table-cell office:value-type="float" office:value="46.43">
            <text:p>46.43</text:p>
          </table:table-cell>
          <table:table-cell office:value-type="float" office:value="-62.87">
            <text:p>-62.87</text:p>
          </table:table-cell>
          <table:table-cell office:value-type="float" office:value="2135.0">
            <text:p>2135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cottEtal1981,VacchiEtal2018">
            <text:p>ScottEtal198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5704">
            <text:p>GX-5704</text:p>
          </table:table-cell>
          <table:table-cell office:value-type="float" office:value="46.23">
            <text:p>46.23</text:p>
          </table:table-cell>
          <table:table-cell office:value-type="float" office:value="-63.54">
            <text:p>-63.54</text:p>
          </table:table-cell>
          <table:table-cell office:value-type="float" office:value="1795.0">
            <text:p>1795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cottEtal1981,VacchiEtal2018">
            <text:p>ScottEtal198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DAL-95">
            <text:p>DAL-95</text:p>
          </table:table-cell>
          <table:table-cell office:value-type="float" office:value="46.38">
            <text:p>46.38</text:p>
          </table:table-cell>
          <table:table-cell office:value-type="float" office:value="-62.1">
            <text:p>-62.1</text:p>
          </table:table-cell>
          <table:table-cell office:value-type="float" office:value="3340.0">
            <text:p>3340.0</text:p>
          </table:table-cell>
          <table:table-cell office:value-type="float" office:value="138.0">
            <text:p>138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0.0">
            <text:p>-1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OgdenHart1976,VacchiEtal2018">
            <text:p>OgdenHart1976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DAL-27A">
            <text:p>DAL-27A</text:p>
          </table:table-cell>
          <table:table-cell office:value-type="float" office:value="46.38">
            <text:p>46.38</text:p>
          </table:table-cell>
          <table:table-cell office:value-type="float" office:value="-62.1">
            <text:p>-62.1</text:p>
          </table:table-cell>
          <table:table-cell office:value-type="float" office:value="880.0">
            <text:p>880.0</text:p>
          </table:table-cell>
          <table:table-cell office:value-type="float" office:value="116.0">
            <text:p>116.0</text:p>
          </table:table-cell>
          <table:table-cell office:value-type="string" office:value="spruce stump">
            <text:p>spruce 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6">
            <text:p>-0.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OgdenHart1976,VacchiEtal2018">
            <text:p>OgdenHart1976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DAL-182">
            <text:p>DAL-182</text:p>
          </table:table-cell>
          <table:table-cell office:value-type="float" office:value="46.38">
            <text:p>46.38</text:p>
          </table:table-cell>
          <table:table-cell office:value-type="float" office:value="-62.1">
            <text:p>-62.1</text:p>
          </table:table-cell>
          <table:table-cell office:value-type="float" office:value="4155.0">
            <text:p>4155.0</text:p>
          </table:table-cell>
          <table:table-cell office:value-type="float" office:value="90.0">
            <text:p>9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1.0">
            <text:p>-11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OgdenHart1976,VacchiEtal2018">
            <text:p>OgdenHart1976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5706">
            <text:p>GX-5706</text:p>
          </table:table-cell>
          <table:table-cell office:value-type="float" office:value="46.23">
            <text:p>46.23</text:p>
          </table:table-cell>
          <table:table-cell office:value-type="float" office:value="-63.54">
            <text:p>-63.54</text:p>
          </table:table-cell>
          <table:table-cell office:value-type="float" office:value="3355.0">
            <text:p>3355.0</text:p>
          </table:table-cell>
          <table:table-cell office:value-type="float" office:value="235.0">
            <text:p>2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cottEtal1981,VacchiEtal2018">
            <text:p>ScottEtal198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4651">
            <text:p>GX-4651</text:p>
          </table:table-cell>
          <table:table-cell office:value-type="float" office:value="45.83">
            <text:p>45.83</text:p>
          </table:table-cell>
          <table:table-cell office:value-type="float" office:value="-63.55">
            <text:p>-63.55</text:p>
          </table:table-cell>
          <table:table-cell office:value-type="float" office:value="1510.0">
            <text:p>1510.0</text:p>
          </table:table-cell>
          <table:table-cell office:value-type="float" office:value="145.0">
            <text:p>1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cottEtal1987,VacchiEtal2018">
            <text:p>ScottEtal1987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5707">
            <text:p>GX-5707</text:p>
          </table:table-cell>
          <table:table-cell office:value-type="float" office:value="46.15">
            <text:p>46.15</text:p>
          </table:table-cell>
          <table:table-cell office:value-type="float" office:value="-62.84">
            <text:p>-62.84</text:p>
          </table:table-cell>
          <table:table-cell office:value-type="float" office:value="1805.0">
            <text:p>1805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cottEtal1981,VacchiEtal2018">
            <text:p>ScottEtal198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SC-4153">
            <text:p>GSC-4153</text:p>
          </table:table-cell>
          <table:table-cell office:value-type="float" office:value="45.7">
            <text:p>45.7</text:p>
          </table:table-cell>
          <table:table-cell office:value-type="float" office:value="-62.5">
            <text:p>-62.5</text:p>
          </table:table-cell>
          <table:table-cell office:value-type="float" office:value="11900.0">
            <text:p>119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teaMott1989,VacchiEtal2018">
            <text:p>SteaMott1989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7539">
            <text:p>GX-7539</text:p>
          </table:table-cell>
          <table:table-cell office:value-type="float" office:value="45.95">
            <text:p>45.95</text:p>
          </table:table-cell>
          <table:table-cell office:value-type="float" office:value="-63.66">
            <text:p>-63.66</text:p>
          </table:table-cell>
          <table:table-cell office:value-type="float" office:value="5460.0">
            <text:p>5460.0</text:p>
          </table:table-cell>
          <table:table-cell office:value-type="float" office:value="165.0">
            <text:p>1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5.5">
            <text:p>-15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cottEtal1987,VacchiEtal2018">
            <text:p>ScottEtal1987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6803">
            <text:p>GX-6803</text:p>
          </table:table-cell>
          <table:table-cell office:value-type="float" office:value="46.04">
            <text:p>46.04</text:p>
          </table:table-cell>
          <table:table-cell office:value-type="float" office:value="-63.8">
            <text:p>-63.8</text:p>
          </table:table-cell>
          <table:table-cell office:value-type="float" office:value="4360.0">
            <text:p>4360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.2">
            <text:p>-10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cottEtal1987,VacchiEtal2018">
            <text:p>ScottEtal1987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6802">
            <text:p>GX-6802</text:p>
          </table:table-cell>
          <table:table-cell office:value-type="float" office:value="45.95">
            <text:p>45.95</text:p>
          </table:table-cell>
          <table:table-cell office:value-type="float" office:value="-63.71">
            <text:p>-63.71</text:p>
          </table:table-cell>
          <table:table-cell office:value-type="float" office:value="4565.0">
            <text:p>4565.0</text:p>
          </table:table-cell>
          <table:table-cell office:value-type="float" office:value="220.0">
            <text:p>2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4.8">
            <text:p>-14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cottEtal1987,VacchiEtal2018">
            <text:p>ScottEtal1987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SC-4156">
            <text:p>GSC-4156</text:p>
          </table:table-cell>
          <table:table-cell office:value-type="float" office:value="45.7">
            <text:p>45.7</text:p>
          </table:table-cell>
          <table:table-cell office:value-type="float" office:value="-62.28">
            <text:p>-62.28</text:p>
          </table:table-cell>
          <table:table-cell office:value-type="float" office:value="10500.0">
            <text:p>105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teaMott1989,VacchiEtal2018">
            <text:p>SteaMott1989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6055">
            <text:p>GX-6055</text:p>
          </table:table-cell>
          <table:table-cell office:value-type="float" office:value="46.15">
            <text:p>46.15</text:p>
          </table:table-cell>
          <table:table-cell office:value-type="float" office:value="-62.84">
            <text:p>-62.84</text:p>
          </table:table-cell>
          <table:table-cell office:value-type="float" office:value="1525.0">
            <text:p>1525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cottEtal1981,VacchiEtal2018">
            <text:p>ScottEtal198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5711">
            <text:p>GX-5711</text:p>
          </table:table-cell>
          <table:table-cell office:value-type="float" office:value="46.64">
            <text:p>46.64</text:p>
          </table:table-cell>
          <table:table-cell office:value-type="float" office:value="-64.07">
            <text:p>-64.07</text:p>
          </table:table-cell>
          <table:table-cell office:value-type="float" office:value="1575.0">
            <text:p>1575.0</text:p>
          </table:table-cell>
          <table:table-cell office:value-type="float" office:value="195.0">
            <text:p>19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cottEtal1981,VacchiEtal2018">
            <text:p>ScottEtal198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5710">
            <text:p>GX-5710</text:p>
          </table:table-cell>
          <table:table-cell office:value-type="float" office:value="46.64">
            <text:p>46.64</text:p>
          </table:table-cell>
          <table:table-cell office:value-type="float" office:value="-64.07">
            <text:p>-64.07</text:p>
          </table:table-cell>
          <table:table-cell office:value-type="float" office:value="3040.0">
            <text:p>3040.0</text:p>
          </table:table-cell>
          <table:table-cell office:value-type="float" office:value="215.0">
            <text:p>21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cottEtal1981,VacchiEtal2018">
            <text:p>ScottEtal198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6059">
            <text:p>GX-6059</text:p>
          </table:table-cell>
          <table:table-cell office:value-type="float" office:value="46.23">
            <text:p>46.23</text:p>
          </table:table-cell>
          <table:table-cell office:value-type="float" office:value="-63.54">
            <text:p>-63.54</text:p>
          </table:table-cell>
          <table:table-cell office:value-type="float" office:value="2840.0">
            <text:p>2840.0</text:p>
          </table:table-cell>
          <table:table-cell office:value-type="float" office:value="240.0">
            <text:p>2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cottEtal1981,VacchiEtal2018">
            <text:p>ScottEtal1981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